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46cm" fo:min-width="35.5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dee6ef" draw:textarea-horizontal-align="justify" draw:textarea-vertical-align="top" draw:auto-grow-height="false" fo:min-height="13.75cm" fo:min-width="17.5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729fcf" draw:textarea-horizontal-align="justify" draw:textarea-vertical-align="top" draw:auto-grow-height="false" fo:min-height="7.5cm" fo:min-width="14.25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dee6ef" draw:textarea-horizontal-align="justify" draw:textarea-vertical-align="top" draw:auto-grow-height="false" fo:min-height="6cm" fo:min-width="19.75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2.75cm" fo:min-width="4.5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2.25cm" fo:min-width="4.5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dee6ef" draw:textarea-horizontal-align="justify" draw:textarea-vertical-align="top" draw:auto-grow-height="false" fo:min-height="14cm" fo:min-width="8.5cm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dee6ef" draw:textarea-horizontal-align="justify" draw:textarea-vertical-align="top" draw:auto-grow-height="false" fo:min-height="10.75cm" fo:min-width="20cm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729fcf" draw:textarea-horizontal-align="justify" draw:textarea-vertical-align="top" draw:auto-grow-height="false" fo:min-height="7.25cm" fo:min-width="11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ff0000" draw:fill="solid" draw:fill-color="#afd095" draw:textarea-horizontal-align="justify" draw:textarea-vertical-align="middle" draw:auto-grow-height="false" fo:min-height="2.25cm" fo:min-width="3.75cm" style:writing-mode="lr-tb" loext:decorative="false"/>
      <style:paragraph-properties style:writing-mode="lr-tb"/>
    </style:style>
    <style:style style:name="gr11" style:family="graphic" style:parent-style-name="standard">
      <style:graphic-properties draw:marker-end="Arrowheads_20_2" draw:textarea-vertical-align="middle" loext:decorative="false"/>
    </style:style>
    <style:style style:name="gr12" style:family="graphic" style:parent-style-name="standard">
      <style:graphic-properties draw:fill="solid" draw:fill-color="#ffaa95" draw:textarea-horizontal-align="justify" draw:textarea-vertical-align="middle" draw:auto-grow-height="false" fo:min-height="2.75cm" fo:min-width="4.5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ffaa95" draw:textarea-horizontal-align="justify" draw:textarea-vertical-align="middle" draw:auto-grow-height="false" fo:min-height="4.75cm" fo:min-width="3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106cm" svg:stroke-color="#5eb91e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5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6" style:family="graphic" style:parent-style-name="standard">
      <style:graphic-properties svg:stroke-color="#ff0000" draw:fill="solid" draw:fill-color="#afd095" draw:textarea-horizontal-align="justify" draw:textarea-vertical-align="middle" draw:auto-grow-height="false" fo:min-height="2.25cm" fo:min-width="3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loext:decorative="false"/>
    </style:style>
    <style:style style:name="gr19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1cm" fo:min-width="19.585cm" style:writing-mode="lr-tb" loext:decorative="false"/>
      <style:paragraph-properties style:writing-mode="lr-tb"/>
    </style:style>
    <style:style style:name="gr27" style:family="graphic" style:parent-style-name="standard">
      <style:graphic-properties draw:fill="solid" draw:fill-color="#afd095" draw:textarea-horizontal-align="justify" draw:textarea-vertical-align="middle" draw:auto-grow-height="false" fo:min-height="2.25cm" fo:min-width="5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9" style:family="graphic" style:parent-style-name="standard">
      <style:graphic-properties svg:stroke-color="#ff0000" draw:fill="solid" draw:fill-color="#afd095" draw:textarea-horizontal-align="justify" draw:textarea-vertical-align="middle" draw:auto-grow-height="false" fo:min-height="2.25cm" fo:min-width="6.5cm" style:writing-mode="lr-tb" loext:decorative="false"/>
      <style:paragraph-properties style:writing-mode="lr-tb"/>
    </style:style>
    <style:style style:name="gr30" style:family="graphic" style:parent-style-name="standard">
      <style:graphic-properties svg:stroke-color="#ff0000" draw:fill="solid" draw:fill-color="#afd095" draw:textarea-horizontal-align="justify" draw:textarea-vertical-align="middle" draw:auto-grow-height="false" fo:min-height="2.25cm" fo:min-width="2.25cm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ff0000" draw:fill="solid" draw:fill-color="#afd095" draw:textarea-horizontal-align="justify" draw:textarea-vertical-align="middle" draw:auto-grow-height="false" fo:min-height="2.25cm" fo:min-width="3.5cm" style:writing-mode="lr-tb" loext:decorative="false"/>
      <style:paragraph-properties style:writing-mode="lr-tb"/>
    </style:style>
    <style:style style:name="gr32" style:family="graphic" style:parent-style-name="standard">
      <style:graphic-properties draw:textarea-vertical-align="middle" loext:decorative="false"/>
    </style:style>
    <style:style style:name="gr33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4" style:family="graphic" style:parent-style-name="standard">
      <style:graphic-properties draw:fill="solid" draw:fill-color="#afd095" draw:textarea-horizontal-align="justify" draw:textarea-vertical-align="middle" draw:auto-grow-height="false" fo:min-height="2.25cm" fo:min-width="4.5cm" style:writing-mode="lr-tb" loext:decorative="false"/>
      <style:paragraph-properties style:writing-mode="lr-tb"/>
    </style:style>
    <style:style style:name="gr35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8.875cm" fo:min-width="6.455cm" style:writing-mode="lr-tb" loext:decorative="false"/>
      <style:paragraph-properties style:writing-mode="lr-tb"/>
    </style:style>
    <style:style style:name="gr37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38" style:family="graphic" style:parent-style-name="standard">
      <style:graphic-properties draw:fill="solid" draw:fill-color="#afd095" draw:textarea-horizontal-align="justify" draw:textarea-vertical-align="middle" draw:auto-grow-height="false" fo:min-height="2.25cm" fo:min-width="4cm" style:writing-mode="lr-tb" loext:decorative="false"/>
      <style:paragraph-properties style:writing-mode="lr-tb"/>
    </style:style>
    <style:style style:name="gr39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48pt" style:font-size-asian="48pt" style:font-size-complex="48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48pt" style:font-size-asian="48pt" style:font-size-complex="48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solid" draw:fill-color="#dee6ef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729fcf"/>
      <style:paragraph-properties fo:text-align="center" style:writing-mode="lr-tb"/>
    </style:style>
    <style:style style:name="P7" style:family="paragraph">
      <loext:graphic-properties draw:fill="solid" draw:fill-color="#afd095"/>
      <style:paragraph-properties fo:text-align="center" style:writing-mode="lr-tb"/>
    </style:style>
    <style:style style:name="P8" style:family="paragraph">
      <loext:graphic-properties draw:fill="solid" draw:fill-color="#ffaa95"/>
      <style:paragraph-properties fo:text-align="center" style:writing-mode="lr-tb"/>
    </style:style>
    <style:style style:name="P9" style:family="paragraph">
      <loext:graphic-properties draw:fill="none"/>
      <style:paragraph-properties fo:text-align="end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8" draw:id="id18" draw:layer="layout" svg:width="36cm" svg:height="46.25cm" draw:transform="skewX (0.0015707963267949) translate (11.073cm 8.25cm)">
          <text:p text:style-name="P1"><text:span text:style-name="T1">Lin</text:span><text:span text:style-name="T1">ux </text:span><text:span text:style-name="T1">Ma</text:span><text:span text:style-name="T1">chi</text:span><text:span text:style-name="T1">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4" draw:id="id4" draw:layer="layout" svg:width="18cm" svg:height="14cm" svg:x="13cm" svg:y="23cm">
          <text:p text:style-name="P3"><text:span text:style-name="T2">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14.75cm" svg:height="7.75cm" svg:x="14.75cm" svg:y="28cm">
          <text:p text:style-name="P5">Behaviour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20.25cm" svg:height="6.25cm" svg:x="13cm" svg:y="11.75cm">
          <text:p text:style-name="P3"><text:span text:style-name="T2">Percep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1" draw:id="id11" draw:layer="layout" svg:width="5cm" svg:height="3cm" svg:x="13.75cm" svg:y="13.375cm">
          <text:p text:style-name="P5">Object Detection Model</text:p>
          <draw:enhanced-geometry svg:viewBox="0 0 21600 21600" draw:type="rectangle" draw:enhanced-path="M 0 0 L 21600 0 21600 21600 0 21600 0 0 Z N"/>
        </draw:custom-shape>
        <draw:custom-shape draw:style-name="gr6" draw:text-style-name="P6" xml:id="id12" draw:id="id12" draw:layer="layout" svg:width="5cm" svg:height="2.5cm" svg:x="20.625cm" svg:y="13.625cm">
          <text:p text:style-name="P5">Depth Detectio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14.75cm" svg:y="24.5cm">
          <text:p text:style-name="P5">Cost Map</text:p>
          <draw:enhanced-geometry svg:viewBox="0 0 21600 21600" draw:type="rectangle" draw:enhanced-path="M 0 0 L 21600 0 21600 21600 0 21600 0 0 Z N"/>
        </draw:custom-shape>
        <draw:custom-shape draw:style-name="gr7" draw:text-style-name="P4" xml:id="id10" draw:id="id10" draw:layer="layout" svg:width="9cm" svg:height="14.25cm" svg:x="36cm" svg:y="23cm">
          <text:p text:style-name="P3"><text:span text:style-name="T2">Interf</text:span><text:span text:style-name="T2">ac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5" draw:id="id5" draw:layer="layout" svg:width="5cm" svg:height="2.5cm" svg:x="38.25cm" svg:y="29.417cm">
          <text:p text:style-name="P5">Sensor Drivers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0.5cm" svg:height="11cm" draw:transform="skewX (-0.00314159265358979) translate (13cm 42cm)">
          <text:p text:style-name="P3"><text:span text:style-name="T2">Simul</text:span><text:span text:style-name="T2">ation </text:span><text:span text:style-name="T2">&amp; Vis </text:span><text:span text:style-name="T2">Tool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" draw:id="id15" draw:layer="layout" svg:width="5cm" svg:height="2.5cm" svg:x="27.25cm" svg:y="49cm">
          <text:p text:style-name="P5">Foxglove</text:p>
          <draw:enhanced-geometry svg:viewBox="0 0 21600 21600" draw:type="rectangle" draw:enhanced-path="M 0 0 L 21600 0 21600 21600 0 21600 0 0 Z N"/>
        </draw:custom-shape>
        <draw:custom-shape draw:style-name="gr9" draw:text-style-name="P6" xml:id="id3" draw:id="id3" draw:layer="layout" svg:width="11.5cm" svg:height="7.5cm" svg:x="14.25cm" svg:y="44cm">
          <text:p text:style-name="P5">Isaac Sim</text:p>
          <draw:enhanced-geometry svg:viewBox="0 0 21600 21600" draw:type="rectangle" draw:enhanced-path="M 0 0 L 21600 0 21600 21600 0 21600 0 0 Z N"/>
        </draw:custom-shape>
        <draw:custom-shape draw:style-name="gr10" draw:text-style-name="P7" xml:id="id1" draw:id="id1" draw:layer="layout" svg:width="4.25cm" svg:height="2.5cm" svg:x="4.75cm" svg:y="13.625cm">
          <text:p text:style-name="P5">Depth Camera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9cm" svg:y1="14.875cm" svg:x2="13cm" svg:y2="14.875cm" draw:start-shape="id1" draw:start-glue-point="1" draw:end-shape="id2" draw:end-glue-point="3" svg:d="M9000 14875h4000" svg:viewBox="0 0 4001 1">
          <text:p/>
        </draw:connector>
        <draw:custom-shape draw:style-name="gr6" draw:text-style-name="P6" xml:id="id9" draw:id="id9" draw:layer="layout" svg:width="5cm" svg:height="2.5cm" svg:x="38.25cm" svg:y="25.333cm">
          <text:p text:style-name="P5">CAN Interface</text:p>
          <draw:enhanced-geometry svg:viewBox="0 0 21600 21600" draw:type="rectangle" draw:enhanced-path="M 0 0 L 21600 0 21600 21600 0 21600 0 0 Z N"/>
        </draw:custom-shape>
        <draw:custom-shape draw:style-name="gr12" draw:text-style-name="P8" xml:id="id8" draw:id="id8" draw:layer="layout" svg:width="5cm" svg:height="3cm" svg:x="31cm" svg:y="25.5cm">
          <text:p text:style-name="P5">ROS2 Movement API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3.5cm" svg:height="5cm" svg:x="25.75cm" svg:y="37cm">
          <text:p text:style-name="P5">ROS2</text:p>
          <text:p text:style-name="P5">Movement</text:p>
          <text:p text:style-name="P5">API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9" draw:layer="layout" svg:x1="45cm" svg:y1="29.75cm" svg:x2="62cm" svg:y2="29.75cm">
          <text:p/>
        </draw:line>
        <draw:line draw:style-name="gr15" draw:text-style-name="P9" draw:layer="layout" svg:x1="45cm" svg:y1="30cm" svg:x2="62cm" svg:y2="30cm">
          <text:p/>
        </draw:line>
        <draw:custom-shape draw:style-name="gr16" draw:text-style-name="P7" draw:layer="layout" svg:width="3.5cm" svg:height="2.5cm" svg:x="50.5cm" svg:y="24cm">
          <text:p text:style-name="P5">BLDC Motor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52.25cm" svg:y1="29.75cm" svg:x2="52.25cm" svg:y2="26.5cm">
          <text:p/>
        </draw:line>
        <draw:line draw:style-name="gr15" draw:text-style-name="P9" draw:layer="layout" svg:x1="52.5cm" svg:y1="30cm" svg:x2="52.5cm" svg:y2="26.5cm">
          <text:p/>
        </draw:line>
        <draw:custom-shape draw:style-name="gr16" draw:text-style-name="P7" draw:layer="layout" svg:width="3.5cm" svg:height="2.5cm" svg:x="55cm" svg:y="24cm">
          <text:p text:style-name="P5">BLDC Motor</text:p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66.249cm" svg:y1="25cm" svg:x2="66.249cm" svg:y2="23cm">
          <text:p/>
        </draw:line>
        <draw:line draw:style-name="gr17" draw:text-style-name="P9" draw:layer="layout" svg:x1="66.499cm" svg:y1="25cm" svg:x2="66.499cm" svg:y2="23cm">
          <text:p/>
        </draw:line>
        <draw:custom-shape draw:style-name="gr18" draw:text-style-name="P10" draw:layer="layout" svg:width="0.25cm" svg:height="0.25cm" svg:x="54.25cm" svg:y="25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9" draw:layer="layout" draw:line-skew="-1.499cm" svg:x1="14.25cm" svg:y1="47.75cm" svg:x2="22cm" svg:y2="37cm" draw:start-shape="id3" draw:start-glue-point="3" draw:end-shape="id4" draw:end-glue-point="2" svg:d="M14250 47750h-2000v-7250h9750v-3500" svg:viewBox="0 0 9751 10751">
          <text:p/>
        </draw:connector>
        <draw:connector draw:style-name="gr20" draw:text-style-name="P9" draw:layer="layout" svg:x1="40.75cm" svg:y1="31.917cm" svg:x2="40.75cm" svg:y2="33.5cm" draw:start-shape="id5" draw:start-glue-point="2" draw:end-shape="id6" draw:end-glue-point="0" svg:d="M40750 31917v1583" svg:viewBox="0 0 1 1584">
          <text:p/>
        </draw:connector>
        <draw:connector draw:style-name="gr21" draw:text-style-name="P9" draw:layer="layout" svg:x1="29.5cm" svg:y1="31.875cm" svg:x2="31cm" svg:y2="27cm" draw:start-shape="id7" draw:start-glue-point="1" draw:end-shape="id8" draw:end-glue-point="3" svg:d="M29500 31875h750v-4875h750" svg:viewBox="0 0 1501 4876">
          <text:p/>
        </draw:connector>
        <draw:connector draw:style-name="gr22" draw:text-style-name="P9" draw:layer="layout" svg:x1="36cm" svg:y1="27cm" svg:x2="38.25cm" svg:y2="26.583cm" draw:start-shape="id8" draw:start-glue-point="1" draw:end-shape="id9" draw:end-glue-point="3" svg:d="M36000 27000h1125v-417h1125" svg:viewBox="0 0 2251 418">
          <text:p/>
        </draw:connector>
        <draw:custom-shape draw:style-name="gr6" draw:text-style-name="P6" xml:id="id6" draw:id="id6" draw:layer="layout" svg:width="5cm" svg:height="2.5cm" svg:x="38.25cm" svg:y="33.5cm">
          <text:p text:style-name="P5">Data Filtering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draw:line-skew="-1.501cm" svg:x1="43.25cm" svg:y1="26.583cm" svg:x2="45cm" svg:y2="30.125cm" draw:start-shape="id9" draw:start-glue-point="1" draw:end-shape="id10" draw:end-glue-point="1" svg:d="M43250 26583h750v3542h1000" svg:viewBox="0 0 1751 3543">
          <text:p/>
        </draw:connector>
        <draw:connector draw:style-name="gr24" draw:text-style-name="P9" draw:layer="layout" svg:x1="38.25cm" svg:y1="34.75cm" svg:x2="31cm" svg:y2="30cm" draw:start-shape="id6" draw:start-glue-point="3" draw:end-shape="id4" draw:end-glue-point="1" svg:d="M38250 34750h-3625v-4750h-3625" svg:viewBox="0 0 7251 4751">
          <text:p/>
        </draw:connector>
        <draw:connector draw:style-name="gr25" draw:text-style-name="P9" draw:layer="layout" svg:x1="40.75cm" svg:y1="27.833cm" svg:x2="40.75cm" svg:y2="29.417cm" draw:start-shape="id9" draw:start-glue-point="2" draw:end-shape="id5" draw:end-glue-point="0" svg:d="M40750 27833v1584" svg:viewBox="0 0 1 1585">
          <text:p/>
        </draw:connector>
        <draw:custom-shape draw:style-name="gr26" draw:text-style-name="P2" draw:layer="layout" svg:width="20.085cm" svg:height="11.25cm" draw:transform="skewX (0.0015707963267949) translate (62.014cm 25cm)">
          <text:p text:style-name="P1"><text:span text:style-name="T1">ES</text:span><text:span text:style-name="T1">P </text:span><text:span text:style-name="T1">De</text:span><text:span text:style-name="T1">vic</text:span><text:span text:style-name="T1">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5.5cm" svg:height="2.5cm" svg:x="16cm" svg:y="29.25cm">
          <text:p text:style-name="P5">Calibration / Initialization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5.5cm" svg:height="2.5cm" svg:x="22.75cm" svg:y="29.25cm">
          <text:p text:style-name="P5">Tele-Op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5.5cm" svg:height="2.5cm" svg:x="16cm" svg:y="32.5cm">
          <text:p text:style-name="P5">Behaviour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5.5cm" svg:height="2.5cm" svg:x="22.75cm" svg:y="32.5cm">
          <text:p text:style-name="P5">RL Control</text:p>
          <draw:enhanced-geometry svg:viewBox="0 0 21600 21600" draw:type="rectangle" draw:enhanced-path="M 0 0 L 21600 0 21600 21600 0 21600 0 0 Z N"/>
        </draw:custom-shape>
        <draw:connector draw:style-name="gr28" draw:text-style-name="P11" xml:id="id13" draw:id="id13" draw:layer="layout" svg:x1="16.25cm" svg:y1="16.375cm" svg:x2="22cm" svg:y2="23cm" draw:start-shape="id11" draw:start-glue-point="2" draw:end-shape="id4" draw:end-glue-point="0" svg:d="M16250 16375v3313h5750v3312" svg:viewBox="0 0 5751 6626">
          <text:p/>
        </draw:connector>
        <draw:custom-shape draw:style-name="gr29" draw:text-style-name="P7" draw:layer="layout" svg:width="7cm" svg:height="2.5cm" svg:x="62.999cm" svg:y="20.5cm">
          <text:p text:style-name="P5">Motor Control boards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7cm" svg:height="2.5cm" svg:x="73.999cm" svg:y="20.5cm">
          <text:p text:style-name="P5">Motor Control boards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25cm" svg:height="0.25cm" svg:x="71.249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72.249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66.749cm" svg:y1="25cm" svg:x2="66.749cm" svg:y2="23cm">
          <text:p/>
        </draw:line>
        <draw:line draw:style-name="gr17" draw:text-style-name="P9" draw:layer="layout" svg:x1="66.999cm" svg:y1="25cm" svg:x2="66.999cm" svg:y2="23cm">
          <text:p/>
        </draw:line>
        <draw:line draw:style-name="gr17" draw:text-style-name="P9" draw:layer="layout" svg:x1="77.249cm" svg:y1="25cm" svg:x2="77.249cm" svg:y2="23cm">
          <text:p/>
        </draw:line>
        <draw:line draw:style-name="gr17" draw:text-style-name="P9" draw:layer="layout" svg:x1="77.499cm" svg:y1="25cm" svg:x2="77.499cm" svg:y2="23cm">
          <text:p/>
        </draw:line>
        <draw:line draw:style-name="gr17" draw:text-style-name="P9" draw:layer="layout" svg:x1="77.749cm" svg:y1="25cm" svg:x2="77.749cm" svg:y2="23cm">
          <text:p/>
        </draw:line>
        <draw:line draw:style-name="gr17" draw:text-style-name="P9" draw:layer="layout" svg:x1="77.999cm" svg:y1="25cm" svg:x2="77.999cm" svg:y2="23cm">
          <text:p/>
        </draw:line>
        <draw:line draw:style-name="gr17" draw:text-style-name="P9" draw:layer="layout" svg:x1="63.999cm" svg:y1="20.5cm" svg:x2="63.999cm" svg:y2="18.5cm">
          <text:p/>
        </draw:line>
        <draw:line draw:style-name="gr17" draw:text-style-name="P9" draw:layer="layout" svg:x1="64.249cm" svg:y1="20.5cm" svg:x2="64.249cm" svg:y2="18.5cm">
          <text:p/>
        </draw:line>
        <draw:line draw:style-name="gr17" draw:text-style-name="P9" draw:layer="layout" svg:x1="68.749cm" svg:y1="20.5cm" svg:x2="68.749cm" svg:y2="18.5cm">
          <text:p/>
        </draw:line>
        <draw:line draw:style-name="gr17" draw:text-style-name="P9" draw:layer="layout" svg:x1="68.999cm" svg:y1="20.5cm" svg:x2="68.999cm" svg:y2="18.5cm">
          <text:p/>
        </draw:line>
        <draw:custom-shape draw:style-name="gr30" draw:text-style-name="P7" draw:layer="layout" svg:width="2.75cm" svg:height="2.5cm" svg:x="67.499cm" svg:y="16cm">
          <text:p text:style-name="P5">Finger Motors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75cm" svg:height="2.5cm" svg:x="62.749cm" svg:y="16cm">
          <text:p text:style-name="P5">Finger Motors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25cm" svg:height="0.25cm" svg:x="65.99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66.99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74.999cm" svg:y1="20.5cm" svg:x2="74.999cm" svg:y2="18.5cm">
          <text:p/>
        </draw:line>
        <draw:line draw:style-name="gr17" draw:text-style-name="P9" draw:layer="layout" svg:x1="75.5cm" svg:y1="20.5cm" svg:x2="75.5cm" svg:y2="18.5cm">
          <text:p/>
        </draw:line>
        <draw:line draw:style-name="gr17" draw:text-style-name="P9" draw:layer="layout" svg:x1="79.749cm" svg:y1="20.5cm" svg:x2="79.749cm" svg:y2="18.5cm">
          <text:p/>
        </draw:line>
        <draw:line draw:style-name="gr17" draw:text-style-name="P9" draw:layer="layout" svg:x1="79.999cm" svg:y1="20.5cm" svg:x2="79.999cm" svg:y2="18.5cm">
          <text:p/>
        </draw:line>
        <draw:custom-shape draw:style-name="gr30" draw:text-style-name="P7" draw:layer="layout" svg:width="2.75cm" svg:height="2.5cm" svg:x="78.499cm" svg:y="16cm">
          <text:p text:style-name="P5">Finger Motors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75cm" svg:height="2.5cm" svg:x="73.749cm" svg:y="16cm">
          <text:p text:style-name="P5">Finger Motors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25cm" svg:height="0.25cm" svg:x="76.99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77.99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9" draw:layer="layout" svg:x1="56.5cm" svg:y1="29.75cm" svg:x2="56.5cm" svg:y2="26.5cm">
          <text:p/>
        </draw:line>
        <draw:line draw:style-name="gr15" draw:text-style-name="P9" draw:layer="layout" svg:x1="56.75cm" svg:y1="30cm" svg:x2="56.75cm" svg:y2="26.5cm">
          <text:p/>
        </draw:line>
        <draw:line draw:style-name="gr17" draw:text-style-name="P9" draw:layer="layout" svg:x1="63cm" svg:y1="36.25cm" svg:x2="63cm" svg:y2="38.25cm">
          <text:p/>
        </draw:line>
        <draw:line draw:style-name="gr17" draw:text-style-name="P9" draw:layer="layout" svg:x1="63.25cm" svg:y1="36.25cm" svg:x2="63.25cm" svg:y2="38.25cm">
          <text:p/>
        </draw:line>
        <draw:line draw:style-name="gr17" draw:text-style-name="P9" draw:layer="layout" svg:x1="63.5cm" svg:y1="36.25cm" svg:x2="63.5cm" svg:y2="38.25cm">
          <text:p/>
        </draw:line>
        <draw:line draw:style-name="gr17" draw:text-style-name="P9" draw:layer="layout" svg:x1="63.75cm" svg:y1="36.25cm" svg:x2="63.75cm" svg:y2="38.25cm">
          <text:p/>
        </draw:line>
        <draw:custom-shape draw:style-name="gr30" draw:text-style-name="P7" draw:layer="layout" svg:width="2.75cm" svg:height="2.5cm" svg:x="62cm" svg:y="38.25cm">
          <text:p text:style-name="P5">IMU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63.25cm" svg:y="28.215cm">
          <text:p text:style-name="P5">CAN Interfac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69.75cm" svg:y="28.25cm">
          <text:p text:style-name="P5">Motor Control API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9" draw:layer="layout" svg:x1="68.751cm" svg:y1="38.25cm" svg:x2="68.751cm" svg:y2="36.25cm">
          <text:p/>
        </draw:line>
        <draw:line draw:style-name="gr17" draw:text-style-name="P9" draw:layer="layout" svg:x1="69.001cm" svg:y1="38.25cm" svg:x2="69.001cm" svg:y2="36.25cm">
          <text:p/>
        </draw:line>
        <draw:custom-shape draw:style-name="gr29" draw:text-style-name="P7" draw:layer="layout" svg:width="7cm" svg:height="2.5cm" svg:x="65.751cm" svg:y="38.25cm">
          <text:p text:style-name="P5">Touch Sensor Control Board</text:p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69.251cm" svg:y1="38.25cm" svg:x2="69.251cm" svg:y2="36.25cm">
          <text:p/>
        </draw:line>
        <draw:line draw:style-name="gr17" draw:text-style-name="P9" draw:layer="layout" svg:x1="69.501cm" svg:y1="38.25cm" svg:x2="69.501cm" svg:y2="36.25cm">
          <text:p/>
        </draw:line>
        <draw:line draw:style-name="gr17" draw:text-style-name="P9" draw:layer="layout" svg:x1="66.751cm" svg:y1="42.75cm" svg:x2="66.751cm" svg:y2="40.75cm">
          <text:p/>
        </draw:line>
        <draw:line draw:style-name="gr17" draw:text-style-name="P9" draw:layer="layout" svg:x1="67.001cm" svg:y1="42.75cm" svg:x2="67.001cm" svg:y2="40.75cm">
          <text:p/>
        </draw:line>
        <draw:line draw:style-name="gr17" draw:text-style-name="P9" draw:layer="layout" svg:x1="71.501cm" svg:y1="42.75cm" svg:x2="71.501cm" svg:y2="40.75cm">
          <text:p/>
        </draw:line>
        <draw:line draw:style-name="gr17" draw:text-style-name="P9" draw:layer="layout" svg:x1="71.751cm" svg:y1="42.75cm" svg:x2="71.751cm" svg:y2="40.75cm">
          <text:p/>
        </draw:line>
        <draw:custom-shape draw:style-name="gr30" draw:text-style-name="P7" draw:layer="layout" svg:width="2.75cm" svg:height="2.5cm" svg:x="70.251cm" svg:y="42.75cm">
          <text:p text:style-name="P5">Touch Sensor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75cm" svg:height="2.5cm" svg:x="65.501cm" svg:y="42.75cm">
          <text:p text:style-name="P5">Touch Sensor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25cm" svg:height="0.25cm" svg:x="68.751cm" svg:y="4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69.751cm" svg:y="4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4cm" svg:height="2.5cm" svg:x="47.5cm" svg:y="28.5cm">
          <text:p text:style-name="P5">CAN Transceiver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4cm" svg:height="2.5cm" svg:x="57.5cm" svg:y="28.5cm">
          <text:p text:style-name="P5">CAN Transceiver</text:p>
          <draw:enhanced-geometry svg:viewBox="0 0 21600 21600" draw:type="rectangle" draw:enhanced-path="M 0 0 L 21600 0 21600 21600 0 21600 0 0 Z N"/>
        </draw:custom-shape>
        <draw:custom-shape draw:style-name="gr6" draw:text-style-name="P6" xml:id="id14" draw:id="id14" draw:layer="layout" svg:width="5cm" svg:height="2.5cm" svg:x="27.5cm" svg:y="13.625cm">
          <text:p text:style-name="P5">Material Classification</text:p>
          <draw:enhanced-geometry svg:viewBox="0 0 21600 21600" draw:type="rectangle" draw:enhanced-path="M 0 0 L 21600 0 21600 21600 0 21600 0 0 Z N"/>
        </draw:custom-shape>
        <draw:connector draw:style-name="gr32" draw:text-style-name="P5" draw:layer="layout" svg:x1="23.125cm" svg:y1="16.125cm" svg:x2="19.125cm" svg:y2="19.688cm" draw:start-shape="id12" draw:start-glue-point="2" draw:end-shape="id13" draw:end-glue-point="0" svg:d="M23125 16125v3563h-4000" svg:viewBox="0 0 4001 3564">
          <text:p/>
        </draw:connector>
        <draw:connector draw:style-name="gr32" draw:text-style-name="P5" draw:layer="layout" svg:x1="30cm" svg:y1="16.125cm" svg:x2="19.125cm" svg:y2="19.688cm" draw:start-shape="id14" draw:start-glue-point="2" draw:end-shape="id13" draw:end-glue-point="0" svg:d="M30000 16125v3563h-10875" svg:viewBox="0 0 10876 3564">
          <text:p/>
        </draw:connector>
        <draw:connector draw:style-name="gr33" draw:text-style-name="P11" draw:layer="layout" svg:x1="29.75cm" svg:y1="51.5cm" svg:x2="29.75cm" svg:y2="55.9cm" draw:start-shape="id15" draw:start-glue-point="2" draw:end-shape="id16" draw:end-glue-point="0" svg:d="M29750 51500v4400" svg:viewBox="0 0 1 4401">
          <text:p/>
        </draw:connector>
        <draw:custom-shape draw:style-name="gr34" draw:text-style-name="P7" xml:id="id16" draw:id="id16" draw:layer="layout" svg:width="5cm" svg:height="2.5cm" svg:x="27.25cm" svg:y="55.9cm">
          <text:p text:style-name="P5">User PC</text:p>
          <text:p text:style-name="P5">(FF SSH)</text:p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69.25cm" svg:y1="20.5cm" svg:x2="69.25cm" svg:y2="18.5cm">
          <text:p/>
        </draw:line>
        <draw:line draw:style-name="gr17" draw:text-style-name="P9" draw:layer="layout" svg:x1="63.75cm" svg:y1="20.5cm" svg:x2="63.75cm" svg:y2="18.5cm">
          <text:p/>
        </draw:line>
        <draw:line draw:style-name="gr17" draw:text-style-name="P9" draw:layer="layout" svg:x1="68.999cm" svg:y1="20.5cm" svg:x2="68.999cm" svg:y2="18.5cm">
          <text:p/>
        </draw:line>
        <draw:line draw:style-name="gr17" draw:text-style-name="P9" draw:layer="layout" svg:x1="75.25cm" svg:y1="20.5cm" svg:x2="75.25cm" svg:y2="18.5cm">
          <text:p/>
        </draw:line>
        <draw:line draw:style-name="gr17" draw:text-style-name="P9" draw:layer="layout" svg:x1="80.25cm" svg:y1="20.5cm" svg:x2="80.25cm" svg:y2="18.5cm">
          <text:p/>
        </draw:line>
        <draw:custom-shape draw:style-name="gr6" draw:text-style-name="P6" xml:id="id17" draw:id="id17" draw:layer="layout" svg:width="5cm" svg:height="2.5cm" svg:x="27.25cm" svg:y="44cm">
          <text:p text:style-name="P5">Machine Learning Automatio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24.25cm" svg:y="24.5cm">
          <text:p text:style-name="P5">Robot Position</text:p>
          <draw:enhanced-geometry svg:viewBox="0 0 21600 21600" draw:type="rectangle" draw:enhanced-path="M 0 0 L 21600 0 21600 21600 0 21600 0 0 Z N"/>
        </draw:custom-shape>
        <draw:connector draw:style-name="gr35" draw:text-style-name="P11" draw:layer="layout" svg:x1="27.25cm" svg:y1="45.25cm" svg:x2="25.75cm" svg:y2="47.75cm" draw:start-shape="id17" draw:start-glue-point="3" draw:end-shape="id3" draw:end-glue-point="1" svg:d="M27250 45250h-750v2500h-750" svg:viewBox="0 0 1501 2501">
          <text:p/>
        </draw:connector>
        <draw:line draw:style-name="gr17" draw:text-style-name="P9" draw:layer="layout" svg:x1="75.501cm" svg:y1="38.25cm" svg:x2="75.501cm" svg:y2="36.25cm">
          <text:p/>
        </draw:line>
        <draw:line draw:style-name="gr17" draw:text-style-name="P9" draw:layer="layout" svg:x1="75.751cm" svg:y1="38.25cm" svg:x2="75.751cm" svg:y2="36.25cm">
          <text:p/>
        </draw:line>
        <draw:line draw:style-name="gr17" draw:text-style-name="P9" draw:layer="layout" svg:x1="80.251cm" svg:y1="38.25cm" svg:x2="80.251cm" svg:y2="36.25cm">
          <text:p/>
        </draw:line>
        <draw:line draw:style-name="gr17" draw:text-style-name="P9" draw:layer="layout" svg:x1="80.501cm" svg:y1="38.25cm" svg:x2="80.501cm" svg:y2="36.25cm">
          <text:p/>
        </draw:line>
        <draw:custom-shape draw:style-name="gr30" draw:text-style-name="P7" draw:layer="layout" svg:width="2.75cm" svg:height="2.5cm" svg:x="79.001cm" svg:y="38.25cm">
          <text:p text:style-name="P5">Sensor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75cm" svg:height="2.5cm" svg:x="74.251cm" svg:y="38.25cm">
          <text:p text:style-name="P5">Sensor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25cm" svg:height="0.25cm" svg:x="77.501cm" svg:y="3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78.501cm" svg:y="3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19" draw:id="id19" draw:layer="layout" svg:width="6.955cm" svg:height="9.125cm" draw:transform="skewX (0.0015707963267949) translate (1.045cm 25.063cm)">
          <text:p text:style-name="P1"><text:span text:style-name="T1">VR 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5cm" svg:height="3cm" svg:x="8cm" svg:y="25.75cm">
          <text:p text:style-name="P5">ROS2 Movement API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2cm" svg:y="29.25cm">
          <text:p text:style-name="P5">App Code</text:p>
          <draw:enhanced-geometry svg:viewBox="0 0 21600 21600" draw:type="rectangle" draw:enhanced-path="M 0 0 L 21600 0 21600 21600 0 21600 0 0 Z N"/>
        </draw:custom-shape>
        <draw:connector draw:style-name="gr37" draw:text-style-name="P11" draw:layer="layout" svg:x1="11.037cm" svg:y1="31.375cm" svg:x2="7.993cm" svg:y2="29.625cm" draw:start-shape="id18" draw:start-glue-point="3" draw:end-shape="id19" draw:end-glue-point="1" svg:d="M11037 31375h-1538v-1750h-1506" svg:viewBox="0 0 3045 1751">
          <text:p/>
        </draw:connector>
        <draw:custom-shape draw:style-name="gr38" draw:text-style-name="P7" draw:layer="layout" svg:width="4.5cm" svg:height="2.5cm" svg:x="15cm" svg:y="45.25cm">
          <text:p text:style-name="P5">Virtualized Sensors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4.5cm" svg:height="2.5cm" svg:x="20.5cm" svg:y="45.25cm">
          <text:p text:style-name="P5">Robot Virtual model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4.5cm" svg:height="2.5cm" svg:x="15cm" svg:y="48.5cm">
          <text:p text:style-name="P5">Movement API</text:p>
          <draw:enhanced-geometry svg:viewBox="0 0 21600 21600" draw:type="rectangle" draw:enhanced-path="M 0 0 L 21600 0 21600 21600 0 21600 0 0 Z N"/>
        </draw:custom-shape>
        <draw:custom-shape draw:style-name="gr38" draw:text-style-name="P7" xml:id="id20" draw:id="id20" draw:layer="layout" svg:width="4.5cm" svg:height="2.5cm" svg:x="20.5cm" svg:y="48.5cm">
          <text:p text:style-name="P5">FF SSH Visualization</text:p>
          <draw:enhanced-geometry svg:viewBox="0 0 21600 21600" draw:type="rectangle" draw:enhanced-path="M 0 0 L 21600 0 21600 21600 0 21600 0 0 Z N"/>
        </draw:custom-shape>
        <draw:connector draw:style-name="gr39" draw:text-style-name="P11" draw:layer="layout" svg:x1="22.75cm" svg:y1="51cm" svg:x2="27.25cm" svg:y2="57.15cm" draw:start-shape="id20" draw:start-glue-point="2" draw:end-shape="id16" draw:end-glue-point="3" svg:d="M22750 51000v6150h4500" svg:viewBox="0 0 4501 6151">
          <text:p/>
        </draw:connector>
        <draw:custom-shape draw:style-name="gr6" draw:text-style-name="P6" draw:layer="layout" svg:width="5cm" svg:height="2.5cm" svg:x="63.25cm" svg:y="32.25cm">
          <text:p text:style-name="P5">Inverse Kinematic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69.75cm" svg:y="32.25cm">
          <text:p text:style-name="P5">Control Loop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76cm" svg:y="28.25cm">
          <text:p text:style-name="P5">Deployment / Sync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40" svg:d="M0 40l10-40 10 40z"/>
    <draw:marker draw:name="Arrowheads_20_20" draw:display-name="Arrowheads 20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5:23:19.989208200</meta:creation-date>
    <dc:date>2025-04-18T13:27:39.610978978</dc:date>
    <meta:editing-duration>P1DT3H1M33S</meta:editing-duration>
    <meta:editing-cycles>58</meta:editing-cycles>
    <meta:generator>LibreOffice/24.2.7.2$Linux_X86_64 LibreOffice_project/420$Build-2</meta:generator>
    <meta:document-statistic meta:object-count="123"/>
  </office:meta>
</office:document-meta>
</file>